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7e050" officeooo:paragraph-rsid="0007e050"/>
    </style:style>
    <style:style style:name="P2" style:family="paragraph" style:parent-style-name="Standard">
      <style:text-properties fo:language="fr" fo:country="FR" officeooo:rsid="0012cac8" officeooo:paragraph-rsid="0012cac8"/>
    </style:style>
    <style:style style:name="P3" style:family="paragraph" style:parent-style-name="Standard">
      <style:text-properties fo:language="fr" fo:country="FR" officeooo:rsid="000d4b41" officeooo:paragraph-rsid="000d4b41"/>
    </style:style>
    <style:style style:name="P4" style:family="paragraph" style:parent-style-name="Standard">
      <style:text-properties fo:language="fr" fo:country="FR" officeooo:rsid="000ba0a5" officeooo:paragraph-rsid="000ba0a5"/>
    </style:style>
    <style:style style:name="P5" style:family="paragraph" style:parent-style-name="Standard">
      <style:text-properties fo:language="fr" fo:country="FR" officeooo:rsid="0019f5b0" officeooo:paragraph-rsid="0019f5b0"/>
    </style:style>
    <style:style style:name="P6" style:family="paragraph" style:parent-style-name="Standard">
      <style:text-properties fo:language="fr" fo:country="FR" officeooo:rsid="00221db8" officeooo:paragraph-rsid="00221db8"/>
    </style:style>
    <style:style style:name="P7" style:family="paragraph" style:parent-style-name="Standard">
      <style:text-properties style:font-name="Liberation Serif1" fo:language="fr" fo:country="FR" officeooo:rsid="001833c7" officeooo:paragraph-rsid="001789e1" style:font-name-asian="Liberation Serif1" style:font-name-complex="Liberation Serif1"/>
    </style:style>
    <style:style style:name="P8" style:family="paragraph" style:parent-style-name="Standard" style:list-style-name="L1">
      <style:text-properties fo:language="fr" fo:country="FR" officeooo:rsid="0012cac8" officeooo:paragraph-rsid="0012cac8"/>
    </style:style>
    <style:style style:name="P9" style:family="paragraph" style:parent-style-name="Standard">
      <style:text-properties fo:language="fr" fo:country="FR" officeooo:rsid="000f35a4" officeooo:paragraph-rsid="000f35a4"/>
    </style:style>
    <style:style style:name="P10" style:family="paragraph" style:parent-style-name="Standard">
      <style:text-properties fo:language="fr" fo:country="FR" officeooo:rsid="00277e0e" officeooo:paragraph-rsid="00277e0e"/>
    </style:style>
    <style:style style:name="P11" style:family="paragraph" style:parent-style-name="Standard">
      <style:text-properties fo:language="fr" fo:country="FR" officeooo:rsid="00277e0e" officeooo:paragraph-rsid="00328f98"/>
    </style:style>
    <style:style style:name="P12" style:family="paragraph" style:parent-style-name="Standard">
      <style:text-properties fo:language="fr" fo:country="FR" officeooo:rsid="00340957" officeooo:paragraph-rsid="00340957"/>
    </style:style>
    <style:style style:name="P13" style:family="paragraph" style:parent-style-name="Standard" style:list-style-name="L2">
      <style:text-properties officeooo:paragraph-rsid="0012cac8"/>
    </style:style>
    <style:style style:name="P14" style:family="paragraph" style:parent-style-name="Standard" style:list-style-name="L2">
      <style:text-properties officeooo:paragraph-rsid="00147b60"/>
    </style:style>
    <style:style style:name="P15" style:family="paragraph" style:parent-style-name="Standard" style:list-style-name="L2">
      <style:text-properties officeooo:paragraph-rsid="001789e1"/>
    </style:style>
    <style:style style:name="P16" style:family="paragraph" style:parent-style-name="Standard" style:list-style-name="L2">
      <style:text-properties style:font-name="Liberation Serif1" fo:language="fr" fo:country="FR" officeooo:rsid="00147b60" officeooo:paragraph-rsid="00147b60" style:font-name-asian="Liberation Serif1" style:font-name-complex="Liberation Serif1"/>
    </style:style>
    <style:style style:name="P17" style:family="paragraph" style:parent-style-name="Standard">
      <style:text-properties style:font-name="Liberation Serif1" fo:language="fr" fo:country="FR" officeooo:rsid="001833c7" officeooo:paragraph-rsid="0018d9b8" style:font-name-asian="Liberation Serif1" style:font-name-complex="Liberation Serif1"/>
    </style:style>
    <style:style style:name="P18" style:family="paragraph" style:parent-style-name="Standard" style:list-style-name="L2">
      <style:text-properties officeooo:rsid="0018d9b8" officeooo:paragraph-rsid="0018d9b8"/>
    </style:style>
    <style:style style:name="T1" style:family="text">
      <style:text-properties style:font-name="Liberation Serif1" fo:language="fr" fo:country="FR" style:font-name-asian="Liberation Serif1" style:font-name-complex="Liberation Serif1"/>
    </style:style>
    <style:style style:name="T2" style:family="text">
      <style:text-properties style:font-name="Liberation Serif1" fo:language="fr" fo:country="FR" officeooo:rsid="00147b60" style:font-name-asian="Liberation Serif1" style:font-name-complex="Liberation Serif1"/>
    </style:style>
    <style:style style:name="T3" style:family="text">
      <style:text-properties style:font-name="Liberation Serif1" fo:language="fr" fo:country="FR" officeooo:rsid="00151642" style:font-name-asian="Liberation Serif1" style:font-name-complex="Liberation Serif1"/>
    </style:style>
    <style:style style:name="T4" style:family="text">
      <style:text-properties style:font-name="Liberation Serif1" fo:language="fr" fo:country="FR" officeooo:rsid="0015b9ed" style:font-name-asian="Liberation Serif1" style:font-name-complex="Liberation Serif1"/>
    </style:style>
    <style:style style:name="T5" style:family="text">
      <style:text-properties style:font-name="Liberation Serif1" fo:language="fr" fo:country="FR" officeooo:rsid="001789e1" style:font-name-asian="Liberation Serif1" style:font-name-complex="Liberation Serif1"/>
    </style:style>
    <style:style style:name="T6" style:family="text">
      <style:text-properties style:font-name="Liberation Serif1" fo:language="fr" fo:country="FR" officeooo:rsid="001833c7" style:font-name-asian="Liberation Serif1" style:font-name-complex="Liberation Serif1"/>
    </style:style>
    <style:style style:name="T7" style:family="text">
      <style:text-properties fo:language="fr" fo:country="FR" officeooo:rsid="00147b60"/>
    </style:style>
    <style:style style:name="T8" style:family="text">
      <style:text-properties fo:language="fr" fo:country="FR" officeooo:rsid="0012cac8"/>
    </style:style>
    <style:style style:name="T9" style:family="text">
      <style:text-properties officeooo:rsid="0019f5b0"/>
    </style:style>
    <style:style style:name="T10" style:family="text">
      <style:text-properties officeooo:rsid="001bbeac"/>
    </style:style>
    <style:style style:name="T11" style:family="text">
      <style:text-properties officeooo:rsid="00242c4e"/>
    </style:style>
    <style:style style:name="T12" style:family="text">
      <style:text-properties officeooo:rsid="00299257"/>
    </style:style>
    <style:style style:name="T13" style:family="text">
      <style:text-properties officeooo:rsid="002cac2c"/>
    </style:style>
    <style:style style:name="T14" style:family="text">
      <style:text-properties officeooo:rsid="003069cf"/>
    </style:style>
    <style:style style:name="T15" style:family="text">
      <style:text-properties officeooo:rsid="00323322"/>
    </style:style>
    <style:style style:name="T16" style:family="text">
      <style:text-properties officeooo:rsid="00328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eau :</text:p>
      <text:p text:style-name="P6">animations,</text:p>
      <text:p text:style-name="P6">afficher les déplacements possible ?</text:p>
      <text:p text:style-name="P1"/>
      <text:p text:style-name="P1">pions :</text:p>
      <text:list xml:id="list2315636966" text:style-name="L1">
        <text:list-item>
          <text:p text:style-name="P8">tour<text:tab/><text:tab/>pion</text:p>
        </text:list-item>
        <text:list-item>
          <text:p text:style-name="P8">chevalier<text:tab/>pion</text:p>
        </text:list-item>
        <text:list-item>
          <text:p text:style-name="P8">fou<text:tab/><text:tab/>pion</text:p>
        </text:list-item>
        <text:list-item>
          <text:p text:style-name="P8">roi<text:tab/><text:tab/>pion</text:p>
        </text:list-item>
        <text:list-item>
          <text:p text:style-name="P8">dame<text:tab/><text:tab/>pion</text:p>
        </text:list-item>
        <text:list-item>
          <text:p text:style-name="P8">fou<text:tab/><text:tab/>pion</text:p>
        </text:list-item>
        <text:list-item>
          <text:p text:style-name="P8">chevalier<text:tab/>pion</text:p>
        </text:list-item>
        <text:list-item>
          <text:p text:style-name="P8">tour<text:tab/><text:tab/>pion</text:p>
        </text:list-item>
      </text:list>
      <text:p text:style-name="P2"/>
      <text:p text:style-name="P1">mouvements :</text:p>
      <text:p text:style-name="P1"/>
      <text:list xml:id="list4064707242" text:style-name="L2">
        <text:list-item>
          <text:p text:style-name="P13"><text:span text:style-name="T8">tour : avance </text:span><text:span text:style-name="T7">tout droit de 1 à au premier obstacle</text:span></text:p>
        </text:list-item>
        <text:list-item>
          <text:p text:style-name="P14"><text:span text:style-name="T7">chevalier </text:span><text:span text:style-name="T2">→→↓ ou →→↑</text:span></text:p>
        </text:list-item>
        <text:list-item>
          <text:p text:style-name="P16">fou : avance en diagonal de 1 à au premier obstacle</text:p>
        </text:list-item>
        <text:list-item>
          <text:p text:style-name="P14"><text:span text:style-name="T2">roi : </text:span><text:span text:style-name="T3">avance d’un dans toute les directions (interdit de positionner son pion en echec)</text:span></text:p>
        </text:list-item>
        <text:list-item>
          <text:p text:style-name="P14"><text:span text:style-name="T2">dame : </text:span><text:span text:style-name="T4">déplacement de la tour + du fou</text:span></text:p>
        </text:list-item>
        <text:list-item>
          <text:p text:style-name="P15"><text:span text:style-name="T4">p</text:span><text:span text:style-name="T5">ion : </text:span><text:span text:style-name="T6">peu avancer de deux case le premier coup puis de une ensuite</text:span></text:p>
          <text:p text:style-name="P18"><text:span text:style-name="T6">s</text:span><text:span text:style-name="T1">i le pion arrive à la dernière ranger le joueur doit le transformer en : dame, tour, fou ou cavalier</text:span></text:p>
        </text:list-item>
      </text:list>
      <text:p text:style-name="P17"/>
      <text:p text:style-name="P7"/>
      <text:p text:style-name="P1"/>
      <text:p text:style-name="P5">capture d’un pion :</text:p>
      <text:p text:style-name="P5">p<text:span text:style-name="T11">ièce prise retirée, pièce preneuse viens à la place de la pièce prise (sauf prise en passant).</text:span></text:p>
      <text:p text:style-name="P1"/>
      <text:p text:style-name="P3"><text:span text:style-name="T9">échec</text:span> : <text:span text:style-name="T9">capture possible du roi</text:span></text:p>
      <text:p text:style-name="P3"/>
      <text:p text:style-name="P4"><text:span text:style-name="T9">échec</text:span> et mat : <text:span text:style-name="T10">capture possible du roi et impossibilité du roi de se dégager</text:span></text:p>
      <text:p text:style-name="P4"/>
      <text:p text:style-name="P9">IA : </text:p>
      <text:p text:style-name="P9"/>
      <text:p text:style-name="P10">classes :</text:p>
      <text:p text:style-name="P10"/>
      <text:p text:style-name="P10">pièce : x, y<text:span text:style-name="T12">(class point plan)</text:span> ,couleur</text:p>
      <text:p text:style-name="P10"><text:tab/><text:span text:style-name="T13">methodes : checkdevant → verif si pion sur la prochaine case ( boolean)</text:span></text:p>
      <text:p text:style-name="P10"><text:tab/><text:tab/> <text:s text:c="6"/><text:span text:style-name="T14">manger → si checkdevant true delete la var reference du plateau</text:span></text:p>
      <text:p text:style-name="P11"><text:tab/><text:tab/> <text:s text:c="6"/><text:span text:style-name="T15">echec et mat → check si possibilité de echec mat a chaque tout pour cahque <text:tab/><text:tab/><text:tab/><text:tab/><text:tab/> <text:s text:c="9"/>piece</text:span></text:p>
      <text:p text:style-name="P11"><text:span text:style-name="T15"><text:s/>fille piece : </text:span></text:p>
      <text:p text:style-name="P11"><text:span text:style-name="T15"><text:tab/>methodes : se deplace (Point arrivée) → check si deplace autorisé, on check si personne sur chemin sauf derniere case ( si qq sur derniere cas on mange))</text:span></text:p>
      <text:p text:style-name="P11"><text:tab/><text:tab/> <text:s text:c="6"/><text:span text:style-name="T16">verif mouvement (Point arrivée) verif si deplacement autorisé en focntion de la piece</text:span></text:p>
      <text:p text:style-name="P11"/>
      <text:p text:style-name="P12">plateau : tab [][] pointPlan</text:p>
      <text:p text:style-name="P12"><text:tab/>methodes : init → chaque pièce</text:p>
      <text:p text:style-name="P12"/>
      <text:p text:style-name="P12">jeux : main avec affichage, gère les cliques pour déplace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5.4.3.2$Linux_X86_64 LibreOffice_project/40m0$Build-2</meta:generator>
    <dc:date>2018-03-01T10:57:49.315742942</dc:date>
    <meta:editing-duration>PT9H9M9S</meta:editing-duration>
    <meta:editing-cycles>34</meta:editing-cycles>
    <meta:document-statistic meta:table-count="0" meta:image-count="0" meta:object-count="0" meta:page-count="1" meta:paragraph-count="36" meta:word-count="285" meta:character-count="1496" meta:non-whitespace-character-count="1207"/>
  </office:meta>
</office:document-meta>
</file>